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7.3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3" table:default-cell-style-name="ce2"/>
        <table:table-column table:style-name="co1" table:number-columns-repeated="2" table:default-cell-style-name="ce7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RION</text:p>
          </table:table-cell>
          <table:table-cell table:style-name="ce4" office:value-type="string" calcext:value-type="string">
            <text:p>Data aval</text:p>
          </table:table-cell>
          <table:table-cell office:value-type="string" calcext:value-type="string">
            <text:p>Data nascimento</text:p>
          </table:table-cell>
          <table:table-cell office:value-type="string" calcext:value-type="string">
            <text:p>COR BRANCO</text:p>
          </table:table-cell>
          <table:table-cell table:style-name="ce6" office:value-type="string" calcext:value-type="string">
            <text:p>Peso Pré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esta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Aborto</text:p>
          </table:table-cell>
          <table:table-cell table:style-name="ce9" office:value-type="string" calcext:value-type="string">
            <text:p>IGP semana</text:p>
          </table:table-cell>
          <table:table-cell table:style-name="ce9" office:value-type="string" calcext:value-type="string">
            <text:p>IGP d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</text:p>
          </table:table-cell>
          <table:table-cell office:value-type="date" office:date-value="2016-02-17" calcext:value-type="date">
            <text:p>17/02/2016</text:p>
          </table:table-cell>
          <table:table-cell office:value-type="date" office:date-value="1991-02-23" calcext:value-type="date">
            <text:p>23/02/199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,00</text:p>
          </table:table-cell>
          <table:table-cell office:value-type="float" office:value="1.69" calcext:value-type="float">
            <text:p>1,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</text:p>
          </table:table-cell>
          <table:table-cell office:value-type="date" office:date-value="2016-02-17" calcext:value-type="date">
            <text:p>17/02/2016</text:p>
          </table:table-cell>
          <table:table-cell office:value-type="date" office:date-value="1985-02-24" calcext:value-type="date">
            <text:p>24/02/198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,00</text:p>
          </table:table-cell>
          <table:table-cell table:style-name="ce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</text:p>
          </table:table-cell>
          <table:table-cell office:value-type="date" office:date-value="2017-12-14" calcext:value-type="date">
            <text:p>14/12/2017</text:p>
          </table:table-cell>
          <table:table-cell office:value-type="date" office:date-value="1988-12-21" calcext:value-type="date">
            <text:p>21/12/198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,00</text:p>
          </table:table-cell>
          <table:table-cell office:value-type="float" office:value="1.64" calcext:value-type="float">
            <text:p>1,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</text:p>
          </table:table-cell>
          <table:table-cell office:value-type="date" office:date-value="2016-03-21" calcext:value-type="date">
            <text:p>21/03/2016</text:p>
          </table:table-cell>
          <table:table-cell office:value-type="date" office:date-value="1984-03-29" calcext:value-type="date">
            <text:p>29/03/198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,00</text:p>
          </table:table-cell>
          <table:table-cell office:value-type="float" office:value="1.68" calcext:value-type="float">
            <text:p>1,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</text:p>
          </table:table-cell>
          <table:table-cell office:value-type="date" office:date-value="2016-02-17" calcext:value-type="date">
            <text:p>17/02/2016</text:p>
          </table:table-cell>
          <table:table-cell office:value-type="date" office:date-value="1981-02-25" calcext:value-type="date">
            <text:p>25/02/198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,00</text:p>
          </table:table-cell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</text:p>
          </table:table-cell>
          <table:table-cell office:value-type="date" office:date-value="2016-02-17" calcext:value-type="date">
            <text:p>17/02/2016</text:p>
          </table:table-cell>
          <table:table-cell office:value-type="date" office:date-value="1981-02-25" calcext:value-type="date">
            <text:p>25/02/198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,00</text:p>
          </table:table-cell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</text:p>
          </table:table-cell>
          <table:table-cell office:value-type="date" office:date-value="2017-04-23" calcext:value-type="date">
            <text:p>23/04/2017</text:p>
          </table:table-cell>
          <table:table-cell office:value-type="date" office:date-value="1991-04-30" calcext:value-type="date">
            <text:p>30/04/19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,00</text:p>
          </table:table-cell>
          <table:table-cell office:value-type="float" office:value="1.73" calcext:value-type="float">
            <text:p>1,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o</text:p>
          </table:table-cell>
          <table:table-cell office:value-type="date" office:date-value="2016-03-21" calcext:value-type="date">
            <text:p>21/03/2016</text:p>
          </table:table-cell>
          <table:table-cell office:value-type="date" office:date-value="1998-03-26" calcext:value-type="date">
            <text:p>26/03/199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,00</text:p>
          </table:table-cell>
          <table:table-cell office:value-type="float" office:value="1.56" calcext:value-type="float">
            <text:p>1,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</text:p>
          </table:table-cell>
          <table:table-cell office:value-type="date" office:date-value="2016-02-17" calcext:value-type="date">
            <text:p>17/02/2016</text:p>
          </table:table-cell>
          <table:table-cell office:value-type="date" office:date-value="1981-02-25" calcext:value-type="date">
            <text:p>25/02/198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,00</text:p>
          </table:table-cell>
          <table:table-cell office:value-type="float" office:value="1.61" calcext:value-type="float">
            <text:p>1,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</text:p>
          </table:table-cell>
          <table:table-cell office:value-type="date" office:date-value="2017-12-14" calcext:value-type="date">
            <text:p>14/12/2017</text:p>
          </table:table-cell>
          <table:table-cell office:value-type="date" office:date-value="1984-12-22" calcext:value-type="date">
            <text:p>22/12/198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,00</text:p>
          </table:table-cell>
          <table:table-cell office:value-type="float" office:value="1.76" calcext:value-type="float">
            <text:p>1,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</text:p>
          </table:table-cell>
          <table:table-cell office:value-type="date" office:date-value="2016-03-21" calcext:value-type="date">
            <text:p>21/03/2016</text:p>
          </table:table-cell>
          <table:table-cell office:value-type="date" office:date-value="1987-03-29" calcext:value-type="date">
            <text:p>29/03/198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,00</text:p>
          </table:table-cell>
          <table:table-cell office:value-type="float" office:value="1.59" calcext:value-type="float">
            <text:p>1,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</text:p>
          </table:table-cell>
          <table:table-cell office:value-type="date" office:date-value="2016-02-17" calcext:value-type="date">
            <text:p>17/02/2016</text:p>
          </table:table-cell>
          <table:table-cell office:value-type="date" office:date-value="1980-02-26" calcext:value-type="date">
            <text:p>26/02/198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A</text:p>
          </table:table-cell>
          <table:table-cell office:value-type="float" office:value="1.62" calcext:value-type="float">
            <text:p>1,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</text:p>
          </table:table-cell>
          <table:table-cell office:value-type="date" office:date-value="2017-12-14" calcext:value-type="date">
            <text:p>14/12/2017</text:p>
          </table:table-cell>
          <table:table-cell office:value-type="date" office:date-value="1998-12-19" calcext:value-type="date">
            <text:p>19/12/199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,00</text:p>
          </table:table-cell>
          <table:table-cell office:value-type="float" office:value="1.64" calcext:value-type="float">
            <text:p>1,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no</text:p>
          </table:table-cell>
          <table:table-cell office:value-type="date" office:date-value="2017-04-23" calcext:value-type="date">
            <text:p>23/04/2017</text:p>
          </table:table-cell>
          <table:table-cell office:value-type="date" office:date-value="1988-04-30" calcext:value-type="date">
            <text:p>30/04/198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,00</text:p>
          </table:table-cell>
          <table:table-cell office:value-type="float" office:value="1.64" calcext:value-type="float">
            <text:p>1,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</text:p>
          </table:table-cell>
          <table:table-cell office:value-type="date" office:date-value="2016-03-21" calcext:value-type="date">
            <text:p>21/03/2016</text:p>
          </table:table-cell>
          <table:table-cell office:value-type="date" office:date-value="1995-03-27" calcext:value-type="date">
            <text:p>27/03/19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0</text:p>
          </table:table-cell>
          <table:table-cell office:value-type="float" office:value="1.59" calcext:value-type="float">
            <text:p>1,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</text:p>
          </table:table-cell>
          <table:table-cell office:value-type="date" office:date-value="2016-02-17" calcext:value-type="date">
            <text:p>17/02/2016</text:p>
          </table:table-cell>
          <table:table-cell office:value-type="date" office:date-value="1997-02-21" calcext:value-type="date">
            <text:p>21/02/199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,00</text:p>
          </table:table-cell>
          <table:table-cell office:value-type="float" office:value="1.64" calcext:value-type="float">
            <text:p>1,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</text:p>
          </table:table-cell>
          <table:table-cell office:value-type="date" office:date-value="2016-02-17" calcext:value-type="date">
            <text:p>17/02/2016</text:p>
          </table:table-cell>
          <table:table-cell office:value-type="date" office:date-value="1997-02-21" calcext:value-type="date">
            <text:p>21/02/199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,00</text:p>
          </table:table-cell>
          <table:table-cell office:value-type="float" office:value="1.64" calcext:value-type="float">
            <text:p>1,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MONO</text:p>
          </table:table-cell>
          <table:table-cell office:value-type="date" office:date-value="2017-12-14" calcext:value-type="date">
            <text:p>14/12/2017</text:p>
          </table:table-cell>
          <table:table-cell office:value-type="date" office:date-value="1982-12-23" calcext:value-type="date">
            <text:p>23/12/198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,00</text:p>
          </table:table-cell>
          <table:table-cell office:value-type="float" office:value="1.57" calcext:value-type="float">
            <text:p>1,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</text:p>
          </table:table-cell>
          <table:table-cell office:value-type="date" office:date-value="2017-04-23" calcext:value-type="date">
            <text:p>23/04/2017</text:p>
          </table:table-cell>
          <table:table-cell office:value-type="date" office:date-value="1993-04-29" calcext:value-type="date">
            <text:p>29/04/199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,00</text:p>
          </table:table-cell>
          <table:table-cell office:value-type="float" office:value="1.53" calcext:value-type="float">
            <text:p>1,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</text:p>
          </table:table-cell>
          <table:table-cell office:value-type="date" office:date-value="2016-03-21" calcext:value-type="date">
            <text:p>21/03/2016</text:p>
          </table:table-cell>
          <table:table-cell office:value-type="date" office:date-value="1998-03-26" calcext:value-type="date">
            <text:p>26/03/199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,00</text:p>
          </table:table-cell>
          <table:table-cell office:value-type="float" office:value="1.71" calcext:value-type="float">
            <text:p>1,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DI</text:p>
          </table:table-cell>
          <table:table-cell office:value-type="date" office:date-value="2016-02-17" calcext:value-type="date">
            <text:p>17/02/2016</text:p>
          </table:table-cell>
          <table:table-cell office:value-type="date" office:date-value="1997-02-21" calcext:value-type="date">
            <text:p>21/02/199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,00</text:p>
          </table:table-cell>
          <table:table-cell office:value-type="float" office:value="1.63" calcext:value-type="float">
            <text:p>1,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</text:p>
          </table:table-cell>
          <table:table-cell office:value-type="date" office:date-value="2017-12-14" calcext:value-type="date">
            <text:p>14/12/2017</text:p>
          </table:table-cell>
          <table:table-cell office:value-type="date" office:date-value="1983-12-23" calcext:value-type="date">
            <text:p>23/12/198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,00</text:p>
          </table:table-cell>
          <table:table-cell office:value-type="float" office:value="1.64" calcext:value-type="float">
            <text:p>1,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</text:p>
          </table:table-cell>
          <table:table-cell office:value-type="date" office:date-value="2017-04-23" calcext:value-type="date">
            <text:p>23/04/2017</text:p>
          </table:table-cell>
          <table:table-cell office:value-type="date" office:date-value="1994-04-29" calcext:value-type="date">
            <text:p>29/04/199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,00</text:p>
          </table:table-cell>
          <table:table-cell office:value-type="float" office:value="1.54" calcext:value-type="float">
            <text:p>1,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</text:p>
          </table:table-cell>
          <table:table-cell office:value-type="date" office:date-value="2016-03-21" calcext:value-type="date">
            <text:p>21/03/2016</text:p>
          </table:table-cell>
          <table:table-cell office:value-type="date" office:date-value="1994-03-27" calcext:value-type="date">
            <text:p>27/03/19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,00</text:p>
          </table:table-cell>
          <table:table-cell office:value-type="float" office:value="1.52" calcext:value-type="float">
            <text:p>1,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6T18:51:50.513000000</meta:creation-date>
    <dc:date>2019-12-26T18:53:24.972000000</dc:date>
    <meta:editing-duration>PT1M34S</meta:editing-duration>
    <meta:editing-cycles>1</meta:editing-cycles>
    <meta:document-statistic meta:table-count="1" meta:cell-count="300" meta:object-count="0"/>
    <meta:generator>LibreOffice/6.3.3.2$Windows_X86_64 LibreOffice_project/a64200df03143b798afd1ec74a12ab50359878ed</meta:generator>
  </office:meta>
</office:document-meta>
</file>